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Table1" style:family="table">
      <style:table-properties style:width="17cm" fo:margin-left="-0.215cm" fo:margin-top="0cm" fo:margin-bottom="0cm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14.6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215cm" fo:padding-right="0.191cm" fo:padding-top="0cm" fo:padding-bottom="0cm" fo:border="1.5pt solid #000001">
        <style:background-image/>
      </style:table-cell-properties>
    </style:style>
    <style:style style:name="Table1.B1" style:family="table-cell">
      <style:table-cell-properties fo:background-color="#ffffff" fo:padding-left="0.095cm" fo:padding-right="0.191cm" fo:padding-top="0cm" fo:padding-bottom="0cm" fo:border="1.5pt solid #000001">
        <style:background-image/>
      </style:table-cell-properties>
    </style:style>
    <style:style style:name="Table1.7" style:family="table-row">
      <style:table-row-properties style:min-row-height="0.706cm" fo:keep-together="auto"/>
    </style:style>
    <style:style style:name="Table1.A7" style:family="table-cell">
      <style:table-cell-properties fo:background-color="#ffffff" fo:padding-left="0.215cm" fo:padding-right="0.191cm" fo:padding-top="0cm" fo:padding-bottom="0cm" fo:border="1.5pt solid #000001">
        <style:background-image/>
      </style:table-cell-properties>
    </style:style>
    <style:style style:name="Table1.8" style:family="table-row">
      <style:table-row-properties style:min-row-height="19.858cm" fo:keep-together="auto"/>
    </style:style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12pt" fo:font-style="normal" style:text-underline-style="none" fo:font-weight="bold" fo:background-color="#ffffff" style:font-name-asian="바탕1" style:font-size-asian="12pt" style:font-style-asian="normal" style:font-weight-asian="bold" style:font-name-complex="바탕1" style:font-size-complex="12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normal" fo:background-color="#ffffff" style:font-name-asian="바탕1" style:font-size-asian="9pt" style:font-style-asian="normal" style:font-weight-asian="normal" style:font-name-complex="바탕1" style:font-size-complex="9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normal" officeooo:rsid="000d603e" officeooo:paragraph-rsid="000d603e" fo:background-color="#ffffff" style:font-name-asian="바탕1" style:font-size-asian="9pt" style:font-style-asian="normal" style:font-weight-asian="normal" style:font-name-complex="바탕1" style:font-size-complex="9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fo:background-color="#ffffff" style:font-name-asian="바탕1" style:font-size-asian="9pt" style:font-style-asian="normal" style:font-weight-asian="bold" style:font-name-complex="바탕1" style:font-size-complex="9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247cm" loext:contextual-spacing="false" fo:line-height="12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11529b" fo:background-color="#ffffff" style:font-name-asian="바탕1" style:font-size-asian="9pt" style:font-style-asian="normal" style:font-weight-asian="bold" style:font-name-complex="바탕1" style:font-size-complex="9pt"/>
    </style:style>
    <style:style style:name="P7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18pt" fo:font-style="normal" style:text-underline-style="none" fo:font-weight="bold" fo:background-color="#ffffff" style:font-name-asian="바탕1" style:font-size-asian="18pt" style:font-style-asian="normal" style:font-weight-asian="bold" style:font-name-complex="바탕1" style:font-size-complex="18pt"/>
    </style:style>
    <style:style style:name="P8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keep-together="auto" fo:orphans="0" fo:widows="0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fo:background-color="#ffffff" style:font-name-asian="바탕1" style:font-size-asian="9pt" style:font-style-asian="normal" style:font-weight-asian="bold" style:font-name-complex="바탕1" style:font-size-complex="9pt"/>
    </style:style>
    <style:style style:name="P9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0d603e" fo:background-color="#ffffff" style:font-name-asian="바탕1" style:font-size-asian="9pt" style:font-style-asian="normal" style:font-weight-asian="bold" style:font-name-complex="바탕1" style:font-size-complex="9pt"/>
    </style:style>
    <style:style style:name="P10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fo:background-color="#ffffff" style:font-name-asian="바탕1" style:font-size-asian="9pt" style:font-style-asian="normal" style:font-weight-asian="bold" style:font-name-complex="바탕1" style:font-size-complex="9pt"/>
    </style:style>
    <style:style style:name="P11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11529b" fo:background-color="#ffffff" style:font-name-asian="바탕1" style:font-size-asian="9pt" style:font-style-asian="normal" style:font-weight-asian="bold" style:font-name-complex="바탕1" style:font-size-complex="9pt"/>
    </style:style>
    <style:style style:name="P12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paragraph-rsid="00123587" fo:background-color="#ffffff" style:font-name-asian="바탕1" style:font-size-asian="9pt" style:font-style-asian="normal" style:font-weight-asian="bold" style:font-name-complex="바탕1" style:font-size-complex="9pt"/>
    </style:style>
    <style:style style:name="P13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rsid="000faf30" officeooo:paragraph-rsid="000faf30" fo:background-color="#ffffff" style:font-name-asian="바탕1" style:font-size-asian="9pt" style:font-style-asian="normal" style:font-weight-asian="bold" style:font-name-complex="바탕1" style:font-size-complex="9pt"/>
    </style:style>
    <style:style style:name="P14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rsid="0011529b" officeooo:paragraph-rsid="0011529b" fo:background-color="#ffffff" style:font-name-asian="바탕1" style:font-size-asian="9pt" style:font-style-asian="normal" style:font-weight-asian="bold" style:font-name-complex="바탕1" style:font-size-complex="9pt"/>
    </style:style>
    <style:style style:name="P15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line-height="100%" fo:text-align="start" style:justify-single-word="false" fo:orphans="0" fo:widows="0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바탕" fo:font-size="9pt" fo:font-style="normal" style:text-underline-style="none" fo:font-weight="bold" officeooo:rsid="00123587" officeooo:paragraph-rsid="00123587" fo:background-color="#ffffff" style:font-name-asian="바탕1" style:font-size-asian="9pt" style:font-style-asian="normal" style:font-weight-asian="bold" style:font-name-complex="바탕1" style:font-size-complex="9pt"/>
    </style:style>
    <style:style style:name="T1" style:family="text">
      <style:text-properties officeooo:rsid="000d603e"/>
    </style:style>
    <style:style style:name="T2" style:family="text">
      <style:text-properties officeooo:rsid="000f384b"/>
    </style:style>
    <style:style style:name="T3" style:family="text">
      <style:text-properties officeooo:rsid="0011529b"/>
    </style:style>
    <style:style style:name="T4" style:family="text">
      <style:text-properties officeooo:rsid="00127b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K동아리 활동 회의록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팀 <text:s/>명</text:p>
          </table:table-cell>
          <table:table-cell table:style-name="Table1.B1" office:value-type="string">
            <text:p text:style-name="P3">라즈메라</text:p>
          </table:table-cell>
        </table:table-row>
        <table:table-row table:style-name="Table1.1">
          <table:table-cell table:style-name="Table1.A1" office:value-type="string">
            <text:p text:style-name="P4">주 <text:s/>제</text:p>
          </table:table-cell>
          <table:table-cell table:style-name="Table1.B1" office:value-type="string">
            <text:p text:style-name="P2">라즈베리파이와 카메라모듈을 이용한 판서 모바일 스트리밍 서비스 제작</text:p>
          </table:table-cell>
        </table:table-row>
        <table:table-row table:style-name="Table1.1">
          <table:table-cell table:style-name="Table1.A1" office:value-type="string">
            <text:p text:style-name="P4">제 <text:s/>목</text:p>
          </table:table-cell>
          <table:table-cell table:style-name="Table1.B1" office:value-type="string">
            <text:p text:style-name="P2">담당 역할 발표 및 계획</text:p>
          </table:table-cell>
        </table:table-row>
        <table:table-row table:style-name="Table1.1">
          <table:table-cell table:style-name="Table1.A1" office:value-type="string">
            <text:p text:style-name="P4">회 의 <text:s/>시 간</text:p>
          </table:table-cell>
          <table:table-cell table:style-name="Table1.B1" office:value-type="string">
            <text:p text:style-name="P3">09/<text:span text:style-name="T4">21</text:span> 18:00~ 19:30</text:p>
          </table:table-cell>
        </table:table-row>
        <table:table-row table:style-name="Table1.1">
          <table:table-cell table:style-name="Table1.A1" office:value-type="string">
            <text:p text:style-name="P4">회 의 <text:s/>장 소</text:p>
          </table:table-cell>
          <table:table-cell table:style-name="Table1.B1" office:value-type="string">
            <text:p text:style-name="P2">과학기술관 <text:span text:style-name="T1">110호</text:span></text:p>
          </table:table-cell>
        </table:table-row>
        <table:table-row table:style-name="Table1.1">
          <table:table-cell table:style-name="Table1.A1" office:value-type="string">
            <text:p text:style-name="P4">참 석 자</text:p>
          </table:table-cell>
          <table:table-cell table:style-name="Table1.B1" office:value-type="string">
            <text:p text:style-name="P2">정정훈, 서지원, 박현호</text:p>
          </table:table-cell>
        </table:table-row>
        <table:table-row table:style-name="Table1.7">
          <table:table-cell table:style-name="Table1.A7" table:number-columns-spanned="2" office:value-type="string">
            <text:p text:style-name="P4">회 <text:s text:c="3"/>의 <text:s text:c="5"/>내 <text:s text:c="2"/>용</text:p>
          </table:table-cell>
          <table:covered-table-cell/>
        </table:table-row>
        <table:table-row table:style-name="Table1.8">
          <table:table-cell table:style-name="Table1.A7" table:number-columns-spanned="2" office:value-type="string">
            <text:list xml:id="list6864249900326123100" text:style-name="L1">
              <text:list-item>
                <text:p text:style-name="P8">회의 안건</text:p>
                <text:p text:style-name="P13">지난 회의에서 토의했던 안건을 기반으로 각자의 역할에 대한 이해와 앞으로의 계획 조정</text:p>
                <text:p text:style-name="P9"/>
              </text:list-item>
              <text:list-item>
                <text:p text:style-name="P14">활동 상세</text:p>
                <text:list>
                  <text:list-item>
                    <text:p text:style-name="P10">네트워크 시스템: 서지원</text:p>
                    <text:p text:style-name="P10">네트워크 시스템 <text:s/><text:span text:style-name="T3">appache 를</text:span> 이용한 네트웍 시스템 구축 및 대략적 네트워크 설계에 대해 조사했음.</text:p>
                  </text:list-item>
                  <text:list-item>
                    <text:p text:style-name="P10">하드웨어 컨트롤 : 박현호</text:p>
                    <text:p text:style-name="P10">라즈베리 파이에 대한 개략적인 사항 조사함.</text:p>
                  </text:list-item>
                  <text:list-item>
                    <text:p text:style-name="P9">클라이언트 개발 (모바일 환경 구축) : 정정훈</text:p>
                    <text:p text:style-name="P9"><text:s/>모바일 환경에서의 개발 툴에 대한 정보조사.</text:p>
                  </text:list-item>
                </text:list>
              </text:list-item>
              <text:list-item>
                <text:p text:style-name="P10">내주 활동 계획</text:p>
                <text:list>
                  <text:list-item>
                    <text:p text:style-name="P11">네트워크 시스템: 서지원</text:p>
                    <text:list>
                      <text:list-item>
                        <text:p text:style-name="P14">라즈베리 파이 환경에서 appachi 구현</text:p>
                      </text:list-item>
                      <text:list-item>
                        <text:p text:style-name="P14">간단한 홈페이지 제작 및 라즈베리 파이로의 접속 가능여부 확인</text:p>
                      </text:list-item>
                      <text:list-item>
                        <text:p text:style-name="P14">특정 리스폰스 처리 가능여부 조사</text:p>
                      </text:list-item>
                    </text:list>
                  </text:list-item>
                </text:list>
              </text:list-item>
            </text:list>
            <text:p text:style-name="P6"/>
            <text:list xml:id="list183452815963264" text:continue-numbering="true" text:style-name="L1">
              <text:list-item>
                <text:list>
                  <text:list-item>
                    <text:p text:style-name="P11">하드웨어 컨트롤 : 박현호</text:p>
                    <text:list>
                      <text:list-item>
                        <text:p text:style-name="P11">라즈베리 파이 <text:span text:style-name="T3">OS 다운로드 및 설치</text:span></text:p>
                      </text:list-item>
                      <text:list-item>
                        <text:p text:style-name="P11">라즈베리 파이 인터페이스 숙지 및 카메라 모듈 확인</text:p>
                      </text:list-item>
                      <text:list-item>
                        <text:p text:style-name="P11">카메라와 라즈베리 파이 연결</text:p>
                      </text:list-item>
                    </text:list>
                  </text:list-item>
                </text:list>
              </text:list-item>
            </text:list>
            <text:p text:style-name="P6"/>
            <text:list xml:id="list183452211533112" text:continue-numbering="true" text:style-name="L1">
              <text:list-item>
                <text:list>
                  <text:list-item>
                    <text:p text:style-name="P11">클라이언트 개발 (모바일 환경 구축) : 정정훈</text:p>
                    <text:list>
                      <text:list-item>
                        <text:p text:style-name="P15">Google Developer 기본언어인 Java 언어 습득</text:p>
                      </text:list-item>
                      <text:list-item>
                        <text:p text:style-name="P15">Google Developer 인터페이스 학습</text:p>
                      </text:list-item>
                      <text:list-item>
                        <text:p text:style-name="P12">간단한 앱을 이용해 개발 가능 여부 조사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fo:background-color="#ffffff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18:34:50.719958511</dc:date>
    <meta:editing-duration>PT32M5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459" meta:character-count="689" meta:non-whitespace-character-count="535"/>
  </office:meta>
</office:document-meta>
</file>